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88fde" officeooo:paragraph-rsid="00188fde"/>
    </style:style>
    <style:style style:name="P2" style:family="paragraph" style:parent-style-name="Standard">
      <style:text-properties style:font-name="Liberation Mono" officeooo:rsid="00188fde" officeooo:paragraph-rsid="001b7cd4"/>
    </style:style>
    <style:style style:name="P3" style:family="paragraph" style:parent-style-name="Standard">
      <style:text-properties style:font-name="Liberation Mono" fo:font-weight="bold" officeooo:rsid="0029a731" officeooo:paragraph-rsid="0029a731" style:font-weight-asian="bold" style:font-weight-complex="bold"/>
    </style:style>
    <style:style style:name="P4" style:family="paragraph" style:parent-style-name="Standard">
      <style:text-properties style:font-name="Liberation Mono" fo:font-weight="bold" officeooo:rsid="002bbd0b" officeooo:paragraph-rsid="002fb256" style:font-weight-asian="bold" style:font-weight-complex="bold"/>
    </style:style>
    <style:style style:name="P5" style:family="paragraph" style:parent-style-name="Standard">
      <style:text-properties style:font-name="Liberation Mono" fo:font-weight="normal" officeooo:rsid="002bbd0b" officeooo:paragraph-rsid="002bbd0b" style:font-weight-asian="normal" style:font-weight-complex="normal"/>
    </style:style>
    <style:style style:name="P6" style:family="paragraph" style:parent-style-name="Standard">
      <style:text-properties style:font-name="Liberation Mono" fo:font-weight="normal" officeooo:rsid="002bbd0b" officeooo:paragraph-rsid="002f2f65" style:font-weight-asian="normal" style:font-weight-complex="normal"/>
    </style:style>
    <style:style style:name="P7" style:family="paragraph" style:parent-style-name="Standard">
      <style:text-properties style:font-name="Liberation Mono" fo:font-weight="normal" officeooo:rsid="002e9305" officeooo:paragraph-rsid="002e9305" style:font-weight-asian="normal" style:font-weight-complex="normal"/>
    </style:style>
    <style:style style:name="P8" style:family="paragraph" style:parent-style-name="Standard">
      <style:text-properties style:font-name="Liberation Mono" fo:font-weight="normal" officeooo:rsid="002e9305" officeooo:paragraph-rsid="002fb256" style:font-weight-asian="normal" style:font-weight-complex="normal"/>
    </style:style>
    <style:style style:name="P9" style:family="paragraph" style:parent-style-name="Standard">
      <style:text-properties style:font-name="Liberation Mono" fo:font-weight="normal" officeooo:rsid="002e9305" officeooo:paragraph-rsid="003c0f02" style:font-weight-asian="normal" style:font-weight-complex="normal"/>
    </style:style>
    <style:style style:name="P10" style:family="paragraph" style:parent-style-name="Standard">
      <style:text-properties style:font-name="Liberation Mono" fo:font-weight="normal" officeooo:rsid="003a438d" officeooo:paragraph-rsid="003a438d" style:font-weight-asian="normal" style:font-weight-complex="normal"/>
    </style:style>
    <style:style style:name="P11" style:family="paragraph" style:parent-style-name="Standard">
      <style:paragraph-properties style:border-line-width-bottom="0.0118in 0.0118in 0.0118in" fo:padding="0.0291in" fo:border-left="none" fo:border-right="none" fo:border-top="none" fo:border-bottom="2.49pt double #000000" style:join-border="false"/>
      <style:text-properties style:font-name="Liberation Mono" officeooo:rsid="0016b843" officeooo:paragraph-rsid="0016b8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b680" style:font-weight-asian="bold" style:font-weight-complex="bold"/>
    </style:style>
    <style:style style:name="T3" style:family="text">
      <style:text-properties fo:color="#cc0000" fo:font-weight="bold" style:font-weight-asian="bold" style:font-weight-complex="bold"/>
    </style:style>
    <style:style style:name="T4" style:family="text">
      <style:text-properties fo:color="#cc0000" fo:font-weight="bold" officeooo:rsid="001d26c5" style:font-weight-asian="bold" style:font-weight-complex="bold"/>
    </style:style>
    <style:style style:name="T5" style:family="text">
      <style:text-properties fo:color="#cc0000" fo:font-weight="bold" officeooo:rsid="0030b680" style:font-weight-asian="bold" style:font-weight-complex="bold"/>
    </style:style>
    <style:style style:name="T6" style:family="text">
      <style:text-properties fo:color="#cc0000" fo:font-weight="bold" officeooo:rsid="00188fde" style:font-weight-asian="bold" style:font-weight-complex="bold"/>
    </style:style>
    <style:style style:name="T7" style:family="text">
      <style:text-properties fo:color="#cc0000" officeooo:rsid="00188fde"/>
    </style:style>
    <style:style style:name="T8" style:family="text">
      <style:text-properties officeooo:rsid="0019b807"/>
    </style:style>
    <style:style style:name="T9" style:family="text">
      <style:text-properties fo:color="#009933" fo:font-weight="bold" style:font-weight-asian="bold" style:font-weight-complex="bold"/>
    </style:style>
    <style:style style:name="T10" style:family="text">
      <style:text-properties fo:color="#009933" fo:font-weight="bold" officeooo:rsid="00188fde" style:font-weight-asian="bold" style:font-weight-complex="bold"/>
    </style:style>
    <style:style style:name="T11" style:family="text">
      <style:text-properties fo:color="#808080" fo:font-weight="bold" style:font-weight-asian="bold" style:font-weight-complex="bold"/>
    </style:style>
    <style:style style:name="T12" style:family="text">
      <style:text-properties fo:color="#808080" fo:font-weight="bold" officeooo:rsid="001d26c5" style:font-weight-asian="bold" style:font-weight-complex="bold"/>
    </style:style>
    <style:style style:name="T13" style:family="text">
      <style:text-properties fo:color="#808080" fo:font-weight="bold" officeooo:rsid="00188fde" style:font-weight-asian="bold" style:font-weight-complex="bold"/>
    </style:style>
    <style:style style:name="T14" style:family="text">
      <style:text-properties officeooo:rsid="002d819b"/>
    </style:style>
    <style:style style:name="T15" style:family="text">
      <style:text-properties officeooo:rsid="0030b680"/>
    </style:style>
    <style:style style:name="T16" style:family="text">
      <style:text-properties officeooo:rsid="003332fc"/>
    </style:style>
    <style:style style:name="T17" style:family="text">
      <style:text-properties officeooo:rsid="00355a39"/>
    </style:style>
    <style:style style:name="T18" style:family="text">
      <style:text-properties fo:color="#000000"/>
    </style:style>
    <style:style style:name="T19" style:family="text">
      <style:text-properties fo:color="#000000" officeooo:rsid="00188fde"/>
    </style:style>
    <style:style style:name="T20" style:family="text">
      <style:text-properties fo:color="#000000" officeooo:rsid="00355a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#####this is for design of libraries into plko.1 puro AgeI/EcoRI site</text:p>
      <text:p text:style-name="P1">u6 →<text:tab/><text:tab/> <text:s/><text:span text:style-name="T8">AgeI<text:tab/><text:tab/><text:tab/><text:tab/>EcoRI</text:span></text:p>
      <text:p text:style-name="P1"><text:tab/>cgaaac<text:span text:style-name="T1">a</text:span><text:span text:style-name="T3">ccggt</text:span>ccgcaggtatgcacgcgt<text:span text:style-name="T9">g</text:span><text:span text:style-name="T1">aattc</text:span>tcgacctcgag</text:p>
      <text:p text:style-name="P1"><text:tab/>gctttg<text:span text:style-name="T1">tggcc</text:span><text:span text:style-name="T3">a</text:span>ggcgtccatacgtgcgca<text:span text:style-name="T9">cttaa</text:span><text:span text:style-name="T1">g</text:span>agctggagctc</text:p>
      <text:p text:style-name="P1"/>
      <text:p text:style-name="P2">u6 →<text:tab/><text:tab/> <text:s/><text:span text:style-name="T8">AgeI <text:tab/><text:tab/>EcoRI</text:span></text:p>
      <text:p text:style-name="P2"><text:tab/>cgaaac<text:span text:style-name="T1">a</text:span><text:span text:style-name="T3">ccggt</text:span><text:span text:style-name="T11">-</text:span><text:span text:style-name="T12">insert-</text:span><text:span text:style-name="T9">g</text:span><text:span text:style-name="T1">aattc</text:span>tcgacctcgag</text:p>
      <text:p text:style-name="P2"><text:tab/>gctttg<text:span text:style-name="T1">tggcc</text:span><text:span text:style-name="T3">a</text:span><text:span text:style-name="T11">-</text:span><text:span text:style-name="T12">insert-</text:span><text:span text:style-name="T9">cttaa</text:span><text:span text:style-name="T1">g</text:span>agctggagctc</text:p>
      <text:p text:style-name="P2"/>
      <text:p text:style-name="P3">Design:</text:p>
      <text:p text:style-name="P6">***<text:span text:style-name="T14">use adapter_006</text:span></text:p>
      <text:p text:style-name="P6"/>
      <text:p text:style-name="P8">AdapterF:</text:p>
      <text:p text:style-name="P8">AGGATCTCTAGCCTCAAA<text:span text:style-name="T15">ccac</text:span></text:p>
      <text:p text:style-name="P8"/>
      <text:p text:style-name="P8">AdapterR:</text:p>
      <text:p text:style-name="P8"><text:span text:style-name="T17">gctg</text:span>GATGAAGCATCGTAACTG</text:p>
      <text:p text:style-name="P4"/>
      <text:p text:style-name="P5">AdapterF-AgeI-insert-EcoRI-AdapterR</text:p>
      <text:p text:style-name="P5"/>
      <text:p text:style-name="P10"/>
      <text:p text:style-name="P9">AGGATCTCTAGCCTCAAA<text:span text:style-name="T15">ccac-</text:span><text:span text:style-name="T2">a</text:span><text:span text:style-name="T5">ccggt</text:span><text:span text:style-name="T13">-</text:span><text:span text:style-name="T12">insert-</text:span><text:span text:style-name="T10">g</text:span><text:span text:style-name="T6">aattc</text:span><text:span text:style-name="T19">-</text:span><text:span text:style-name="T20">gctg</text:span><text:span text:style-name="T18">GATGAAGCATCGTAACTG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6:24:05.031688947</meta:creation-date>
    <dc:date>2018-02-26T16:38:07.818218886</dc:date>
    <meta:editing-duration>PT13M52S</meta:editing-duration>
    <meta:editing-cycles>2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32" meta:character-count="470" meta:non-whitespace-character-count="438"/>
  </office:meta>
</office:document-meta>
</file>